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FreeMono" style:text-underline-style="none" officeooo:paragraph-rsid="00018d28"/>
    </style:style>
    <style:style style:name="P2" style:family="paragraph" style:parent-style-name="Standard">
      <style:paragraph-properties fo:text-align="justify" style:justify-single-word="false"/>
      <style:text-properties style:font-name="FreeMono" style:text-underline-style="none" officeooo:paragraph-rsid="00043411"/>
    </style:style>
    <style:style style:name="P3" style:family="paragraph" style:parent-style-name="Standard">
      <style:paragraph-properties fo:text-align="justify" style:justify-single-word="false"/>
      <style:text-properties style:font-name="FreeMono" fo:font-style="italic" style:text-underline-style="none" officeooo:paragraph-rsid="00043411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  <style:text-properties style:font-name="FreeMono" style:text-underline-style="solid" style:text-underline-width="auto" style:text-underline-color="font-color" officeooo:rsid="00018d28" officeooo:paragraph-rsid="00018d28"/>
    </style:style>
    <style:style style:name="P5" style:family="paragraph" style:parent-style-name="Standard">
      <style:paragraph-properties fo:text-align="justify" style:justify-single-word="false"/>
      <style:text-properties style:font-name="FreeMono" style:text-underline-style="solid" style:text-underline-width="auto" style:text-underline-color="font-color" officeooo:rsid="00027d1c" officeooo:paragraph-rsid="00027d1c"/>
    </style:style>
    <style:style style:name="P6" style:family="paragraph" style:parent-style-name="Standard">
      <style:paragraph-properties fo:text-align="justify" style:justify-single-word="false"/>
      <style:text-properties style:font-name="FreeMono" style:text-underline-style="none" officeooo:rsid="00018d28" officeooo:paragraph-rsid="00018d28"/>
    </style:style>
    <style:style style:name="P7" style:family="paragraph" style:parent-style-name="Standard">
      <style:paragraph-properties fo:text-align="justify" style:justify-single-word="false"/>
      <style:text-properties style:font-name="FreeMono" style:text-underline-style="none" officeooo:rsid="00027d1c" officeooo:paragraph-rsid="00027d1c"/>
    </style:style>
    <style:style style:name="P8" style:family="paragraph" style:parent-style-name="Standard">
      <style:paragraph-properties fo:text-align="justify" style:justify-single-word="false"/>
      <style:text-properties style:font-name="FreeMono" style:text-underline-style="none" officeooo:rsid="00043411" officeooo:paragraph-rsid="00043411"/>
    </style:style>
    <style:style style:name="P9" style:family="paragraph" style:parent-style-name="Standard">
      <style:paragraph-properties fo:text-align="justify" style:justify-single-word="false"/>
      <style:text-properties style:font-name="FreeMono" fo:font-style="normal" style:text-underline-style="none" officeooo:rsid="00043411" officeooo:paragraph-rsid="00043411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FreeMono" fo:font-style="normal" style:text-underline-style="none" officeooo:rsid="000618c2" officeooo:paragraph-rsid="000618c2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FreeMono" fo:font-style="normal" style:text-underline-style="solid" style:text-underline-width="auto" style:text-underline-color="font-color" officeooo:rsid="000618c2" officeooo:paragraph-rsid="000618c2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style:text-underline-style="none" officeooo:rsid="00043411" officeooo:paragraph-rsid="00043411" style:font-style-asian="normal" style:font-style-complex="normal"/>
    </style:style>
    <style:style style:name="P13" style:family="paragraph" style:parent-style-name="Standard">
      <style:text-properties style:text-underline-style="none" officeooo:rsid="00018d28" officeooo:paragraph-rsid="00018d28"/>
    </style:style>
    <style:style style:name="P14" style:family="paragraph" style:parent-style-name="Standard">
      <style:text-properties officeooo:rsid="00018d28" officeooo:paragraph-rsid="00018d28"/>
    </style:style>
    <style:style style:name="T1" style:family="text">
      <style:text-properties officeooo:rsid="00018d28"/>
    </style:style>
    <style:style style:name="T2" style:family="text">
      <style:text-properties officeooo:rsid="00027d1c"/>
    </style:style>
    <style:style style:name="T3" style:family="text">
      <style:text-properties officeooo:rsid="00043411"/>
    </style:style>
    <style:style style:name="T4" style:family="text">
      <style:text-properties officeooo:rsid="0005f15e"/>
    </style:style>
    <style:style style:name="T5" style:family="text">
      <style:text-properties officeooo:rsid="0007fe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layStation Move</text:p>
      <text:p text:style-name="P4"/>
      <text:p text:style-name="P6">Pla<text:span text:style-name="T5">y</text:span>Station move es un sistema de control de videojuegos mediante sensores de movimiento para la consola PlayStation3. Para ello usa un mando principal con sensores de movimiento y una esfera en su extremo que se ilumina y la cámara Playstation Eye, que se encarga de detectar la posición del mando principal.</text:p>
      <text:p text:style-name="P6"/>
      <text:p text:style-name="P5">Motion Controller</text:p>
      <text:p text:style-name="P7"/>
      <text:p text:style-name="P7">Es el mando principal del PlayStation Move. Tiene forma alargada y una esfera que se ilumina de diferentes colores, evitando tener el color de la habitación en que se juega. <text:s/>La cámara detecta su posición en el espacio con precisión 1:1.</text:p>
      <text:p text:style-name="P6"/>
      <text:p text:style-name="P4">PS Move API</text:p>
      <text:p text:style-name="P6"/>
      <text:p text:style-name="P1"><text:span text:style-name="T1">La PlayStation Move API es una librería para acceder al controlador Sony Move Motion vía Bluetooth y USB directamente desde tu PC sin necesidad del PS3. <text:s/>El software es libre </text:span><text:span text:style-name="T2">por lo que puedes usarlo tanto en proyectos de código abierto como libres siempre y cuando sigas los términos de la licencia. <text:s/>La finalidad es implementar una fácil y sencilla manera de usar la librería para controlar las funciones principales del control, leer el sensor y los valores de los botones. </text:span></text:p>
      <text:p text:style-name="P7"/>
      <text:p text:style-name="P8">La API m<text:span text:style-name="T5">á</text:span>s sencilla es la C API, la cual te permite usar el control. Basado en lo anterior existen dos niveles de API en los que se encuentran:</text:p>
      <text:p text:style-name="P8">- Enlace de <text:s/>Python: permite a los desarrolladores crear prototipos rápidamente para aplicaciones y para el comportamiento la secuencia de comandos, usando Python.</text:p>
      <text:p text:style-name="P2"><text:span text:style-name="T3">- Librería de C++ usando Qt Framework. </text:span><text:span text:style-name="T4">Además de permitir a los desarrolladores interactuar con PS Move desde C++, incluye funciones <text:s/>y extensiones que son necesarias para utilizar el control, incluidas las del lenguaje QML.</text:span></text:p>
      <text:p text:style-name="P7"/>
      <text:p text:style-name="P3"><text:span text:style-name="T3">* Características </text:span><text:span text:style-name="T4">de </text:span><text:span text:style-name="T3">PS Move API:</text:span></text:p>
      <text:p text:style-name="P9">Es multiplataforma, es decir, se puede usa<text:span text:style-name="T5">r</text:span> en <text:span text:style-name="T5">diversos sistemas operativos: </text:span>Mac, Windows o Linux.</text:p>
      <text:p text:style-name="P9"/>
      <text:p text:style-name="P9"/>
      <text:p text:style-name="P11">Instalación:</text:p>
      <text:p text:style-name="P11"/>
      <text:p text:style-name="P10"/>
      <text:p text:style-name="P12"/>
      <text:p text:style-name="P13"/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5T10:55:20</meta:creation-date>
    <dc:date>2012-12-05T16:36:55</dc:date>
    <meta:editing-duration>PT3M12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1" meta:paragraph-count="12" meta:word-count="289" meta:character-count="1740" meta:non-whitespace-character-count="1457"/>
  </office:meta>
</office:document-meta>
</file>